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Sniffers et Anti-Sniffers</text:p>
      <text:p text:style-name="Normal"/>
      <text:p text:style-name="Normal">par AMINA MAZOUZI</text:p>
      <text:p text:style-name="Normal"/>
      <text:p text:style-name="Normal">I. Introduction :</text:p>
      <text:p text:style-name="Normal"/>
      <text:p text:style-name="Normal">Le sniffing est le processus de capture et de surveillance d'un réseau pour intercepter et analyser les paquets de données qui circulent entre les dispositifs. Les administrateurs réseau utilisent souvent cette technique pour le dépannage, la surveillance des performances et l'analyse de la sécurité. Cependant, les attaquants peuvent également utiliser le sniffing pour recueillir des données sensibles circulant sur le réseau.</text:p>
      <text:p text:style-name="Normal"/>
      <text:p text:style-name="Normal">II. Ce qui peut être intercepté :</text:p>
      <text:p text:style-name="Normal"/>
      <text:p text:style-name="Normal">Mots de passe non cryptés</text:p>
      <text:p text:style-name="Normal">Activité de navigation web</text:p>
      <text:p text:style-name="Normal">Contenus des emails</text:p>
      <text:p text:style-name="Normal">Transferts de fichiers</text:p>
      <text:p text:style-name="Normal">Conversations de messagerie instantanée</text:p>
      <text:p text:style-name="Normal">Appels vocaux et vidéo</text:p>
      <text:p text:style-name="Normal">Données sensibles dans le trafic applicatif</text:p>
      <text:p text:style-name="Normal">Informations de configuration réseau</text:p>
      <text:p text:style-name="Normal">Sessions de connexion et tokens de session</text:p>
      <text:p text:style-name="Normal">Modèles de trafic réseau</text:p>
      <text:p text:style-name="Normal">III. Méthodes de sniffing :</text:p>
      <text:p text:style-name="Normal"/>
      <text:p text:style-name="Normal">Mode Promiscuous</text:p>
      <text:p text:style-name="Normal"/>
      <text:p text:style-name="Normal">Le mode promiscuous permet à un dispositif réseau d'intercepter et de lire chaque paquet réseau entrant dans son intégralité. Une carte réseau peut recevoir et lire chaque paquet de données envoyé dans un réseau local Ethernet (LAN) en mode promiscuous.</text:p>
      <text:p text:style-name="Normal">Spoofing DNS</text:p>
      <text:p text:style-name="Normal"/>
      <text:soft-page-break/>
      <text:p text:style-name="Normal">Les attaquants peuvent rediriger le trafic vers leurs systèmes en modifiant les réponses du système de noms de domaine (DNS). Ils peuvent utiliser des sniffers de paquets pour capturer et examiner les paquets après que le trafic ait traversé leur système.</text:p>
      <text:p text:style-name="Normal">L'attaque DNS se produit souvent dans un cadre Wi-Fi public, mais elle peut se produire n'importe où un attaquant a accès aux tables ARP (Address Resolution Protocol) et peut tromper les dispositifs utilisateurs ciblés en utilisant le système contrôlé par l'attaquant comme serveur pour un site web particulier. Cela peut tromper les utilisateurs pour qu'ils installent des logiciels malveillants sur leurs dispositifs ou divulguent des informations personnelles. C'est l'étape initiale d'une attaque de phishing complexe sur un Wi-Fi public.</text:p>
      <text:p text:style-name="Normal">ARP Spoofing</text:p>
      <text:p text:style-name="Normal"/>
      <text:p text:style-name="Normal">Les attaquants utilisent la technique de spoofing ARP (Address Resolution Protocol) pour lier leur adresse MAC à l'adresse IP du routeur ou du dispositif cible en envoyant de faux signaux ARP. Tout le trafic destiné à cette adresse IP est maintenant redirigé vers l'attaquant.</text:p>
      <text:p text:style-name="Normal">Un attaquant peut intercepter les trames de données sur un réseau, modifier le trafic ou bloquer complètement le flux en utilisant le spoofing ARP. L'attaque est souvent utilisée comme ouverture pour d'autres attaques telles que le déni de service, l'homme du milieu ou le détournement de session.</text:p>
      <text:p text:style-name="Normal">Sniffing DHCP</text:p>
      <text:p text:style-name="Normal"/>
      <text:p text:style-name="Normal">Lorsque des dispositifs (comme des PC, des téléphones portables ou des dispositifs IoT) se connectent à un réseau, le DHCP est utilisé pour attribuer dynamiquement des adresses IP et des informations de configuration réseau. Pendant la procédure d'attribution d'adresses IP, des messages DHCP sont échangés entre le client (dispositif) et le serveur DHCP.</text:p>
      <text:p text:style-name="Normal">Les attaquants peuvent intercepter les messages DHCP lorsqu'ils traversent le réseau en utilisant des outils de sniffing de paquets. En étudiant le trafic DHCP, les attaquants peuvent obtenir des informations sur la topologie du réseau, identifier les dispositifs actifs et potentiellement découvrir davantage sur l'infrastructure de l'organisation.</text:p>
      <text:p text:style-name="Normal">IV. Comment se protéger :</text:p>
      <text:p text:style-name="Normal"/>
      <text:p text:style-name="Normal">Utiliser le Chiffrement :</text:p>
      <text:p text:style-name="Normal"/>
      <text:p text:style-name="Normal">Les protocoles de chiffrement tels que HTTPS (pour les sites web) et SSL/TLS (pour les emails et autres applications) doivent être utilisés pour garantir que les données transportées sur le réseau sont chiffrées et ne peuvent pas être facilement interceptées et lues par les sniffers.</text:p>
      <text:p text:style-name="Normal">Utiliser des Protocoles Sécurisés :</text:p>
      <text:p text:style-name="Normal"/>
      <text:soft-page-break/>
      <text:p text:style-name="Normal">Chaque fois que possible, utiliser des protocoles sécurisés tels que SSH (pour l'accès à distance) et VPN (pour les connexions distantes) pour créer des tunnels chiffrés entre vos dispositifs et le réseau, rendant impossible la capture de données critiques par les sniffers.</text:p>
      <text:p text:style-name="Normal">Implémenter la Surveillance Réseau :</text:p>
      <text:p text:style-name="Normal"/>
      <text:p text:style-name="Normal">Le processus de surveillance continue d'un réseau informatique pour détecter des problèmes tels que le trafic retardé ou une défaillance de composant est connu sous le nom de surveillance réseau. Cela peut permettre de repérer des événements suspects sur un réseau, y compris des tentatives de sniffing.</text:p>
      <text:p text:style-name="Normal">Pare-feu et Contrôle d'Accès :</text:p>
      <text:p text:style-name="Normal"/>
      <text:p text:style-name="Normal">La configuration de pare-feu et de listes de contrôle d'accès (ACL) peut aider à prévenir les attaques de sniffing en bloquant le trafic provenant de sources inconnues ou non fiables.</text:p>
      <text:p text:style-name="Normal">Mises à Jour Régulières :</text:p>
      <text:p text:style-name="Normal"/>
      <text:p text:style-name="Normal">De nombreuses vulnérabilités menant à des attaques de sniffing peuvent être évitées avec des correctifs. Par conséquent, maintenir votre logiciel ou vos dispositifs réseau à jour peut être utile pour prévenir le sniffing.</text:p>
      <text:p text:style-name="Normal">Désactiver les Services Inutiles :</text:p>
      <text:p text:style-name="Normal"/>
      <text:p text:style-name="Normal">Désactiver ou désinstaller tous les services et protocoles réseau non nécessaires qui pourraient être utilisés par les attaquants.</text:p>
      <text:p text:style-name="Normal">V. Quelques outils de sniffing :</text:p>
      <text:p text:style-name="Normal"/>
      <text:p text:style-name="Normal">Wireshark</text:p>
      <text:p text:style-name="Normal">TCPdump</text:p>
      <text:p text:style-name="Normal">Fiddl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avillion</meta:initial-creator>
    <dc:creator>Pavillion</dc:creator>
    <meta:creation-date>2024-05-28T20:14:00Z</meta:creation-date>
    <dc:date>2024-05-28T20:14:00Z</dc:date>
    <meta:template xlink:href="Normal" xlink:type="simple"/>
    <meta:editing-cycles>1</meta:editing-cycles>
    <meta:editing-duration>PT0S</meta:editing-duration>
    <meta:document-statistic meta:page-count="3" meta:paragraph-count="9" meta:word-count="761" meta:character-count="4939" meta:row-count="34" meta:non-whitespace-character-count="4187"/>
  </office:meta>
</office:document-meta>
</file>